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376cm" svg:height="1.121cm" svg:x="0.736cm" svg:y="6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874cm" svg:height="1.386cm" svg:x="0.736cm" svg:y="7.882cm">
          <text:p><text:span text:style-name="T1">JDK 1.7 or above exposing </text:span></text:p>
          <text:p><text:span text:style-name="T1">Java SCTP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207cm" svg:height="0.762cm" svg:x="0.936cm" svg:y="6.704cm">
          <draw:text-box>
            <text:p><text:span text:style-name="T1">Mobicents SCTP Library</text:span></text:p>
          </draw:text-box>
        </draw:frame>
        <draw:custom-shape draw:style-name="gr2" draw:text-style-name="P1" draw:layer="layout" svg:width="9.652cm" svg:height="1.27cm" svg:x="0.736cm" svg:y="9.525cm">
          <text:p text:style-name="P1">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29cm" svg:height="2.794cm" svg:x="0.736cm" svg:y="1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709cm" svg:height="0.762cm" svg:x="0.736cm" svg:y="2.304cm">
          <draw:text-box>
            <text:p><text:span text:style-name="T1">MTP3 User Part </text:span></text:p>
          </draw:text-box>
        </draw:frame>
        <draw:custom-shape draw:style-name="gr1" draw:text-style-name="P1" draw:layer="layout" svg:width="4.725cm" svg:height="2.032cm" svg:x="0.736cm" svg:y="4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207cm" svg:height="0.762cm" svg:x="0.937cm" svg:y="5.004cm">
          <draw:text-box>
            <text:p><text:span text:style-name="T1">Mobicents M3UA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Bhayani</meta:initial-creator>
    <meta:creation-date>2011-11-25T11:28:03</meta:creation-date>
    <dc:date>2011-11-28T11:17:28</dc:date>
    <dc:creator>Amit Bhayani</dc:creator>
    <meta:editing-duration>PT9M</meta:editing-duration>
    <meta:editing-cycles>13</meta:editing-cycles>
    <meta:generator>LibreOffice/3.4$Unix LibreOffice_project/340m1$Build-302</meta:generator>
    <meta:document-statistic meta:object-count="8"/>
  </office:meta>
</office:document-meta>
</file>